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top" fo:wrap-option="wrap"/>
    </style:style>
    <style:style style:name="ce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000099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000099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00B0F0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00B0F0" style:repeat-content="false"/>
      <style:paragraph-properties fo:text-align="end" fo:margin-right="0cm"/>
    </style:style>
    <style:style style:name="ce16" style:family="table-cell" style:parent-style-name="Note" style:data-style-name="N0">
      <style:table-cell-properties fo:border="thin solid #B2B2B2" style:vertical-align="top" fo:wrap-option="wrap" fo:background-color="#FFFFCC" style:repeat-content="false"/>
      <style:paragraph-properties fo:text-align="start" fo:margin-left="0cm"/>
    </style:style>
    <style:style style:name="ce17" style:family="table-cell" style:parent-style-name="Note" style:data-style-name="N0">
      <style:table-cell-properties fo:border-top="thin solid #000000" fo:border-bottom="thin solid #B2B2B2" fo:border-left="thin solid #B2B2B2" fo:border-right="thin solid #B2B2B2" style:vertical-align="top" fo:wrap-option="wrap" fo:background-color="#FFFFCC" style:repeat-content="false"/>
      <style:paragraph-properties fo:text-align="start" fo:margin-left="0cm"/>
    </style:style>
    <style:style style:name="ce18" style:family="table-cell" style:parent-style-name="Note" style:data-style-name="N0">
      <style:table-cell-properties fo:border="thin solid #B2B2B2" style:vertical-align="top" fo:wrap-option="wrap" fo:background-color="#FFFFCC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-top="thin solid #B2B2B2" fo:border-bottom="thin solid #000000" fo:border-left="thin solid #B2B2B2" fo:border-right="thin solid #B2B2B2" style:vertical-align="top" fo:wrap-option="wrap" fo:background-color="#FFFFC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000099" style:repeat-content="false"/>
      <style:paragraph-properties fo:text-align="start" fo:margin-left="0cm"/>
      <style:text-properties fo:color="#FFFFFF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000099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#000099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11.7739583333333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8.25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ro6" style:family="table-row">
      <style:table-row-properties style:row-height="114pt" style:use-optimal-row-height="true" fo:break-before="auto"/>
    </style:style>
    <style:style style:name="ro7" style:family="table-row">
      <style:table-row-properties style:row-height="150pt" style:use-optimal-row-height="true" fo:break-before="auto"/>
    </style:style>
    <style:style style:name="ro8" style:family="table-row">
      <style:table-row-properties style:row-height="90pt" style:use-optimal-row-height="true" fo:break-before="auto"/>
    </style:style>
    <style:style style:name="ro9" style:family="table-row">
      <style:table-row-properties style:row-height="270.75pt" style:use-optimal-row-height="true" fo:break-before="auto"/>
    </style:style>
    <style:style style:name="ro10" style:family="table-row">
      <style:table-row-properties style:row-height="156.75pt" style:use-optimal-row-height="true" fo:break-before="auto"/>
    </style:style>
    <style:style style:name="ro11" style:family="table-row">
      <style:table-row-properties style:row-height="42.75pt" style:use-optimal-row-height="true" fo:break-before="auto"/>
    </style:style>
    <style:style style:name="ro12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6"/>
        <table:table-column table:style-name="co4" table:number-columns-repeated="16381" table:default-cell-style-name="ce25"/>
        <table:table-row table:style-name="ro1">
          <table:table-cell office:value-type="string" table:number-columns-spanned="3" table:number-rows-spanned="1" table:style-name="ce27">
            <text:p>ZBIRNI DELOVNI NALOG</text:p>
          </table:table-cell>
          <table:covered-table-cell table:number-columns-repeated="2"/>
          <table:table-cell table:number-columns-repeated="16381" table:style-name="ce1"/>
        </table:table-row>
        <table:table-row table:style-name="ro2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4">
            <text:p>oznaka</text:p>
          </table:table-cell>
          <table:table-cell office:value-type="string" table:style-name="ce4">
            <text:p>{{ naslov_data.st_dokumenta }}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4">
            <text:p>tip</text:p>
          </table:table-cell>
          <table:table-cell office:value-type="string" table:style-name="ce4">
            <text:p>{{ naslov_data.tip_dokumenta }}</text:p>
          </table:table-cell>
          <table:table-cell table:style-name="ce3"/>
          <table:table-cell table:number-columns-repeated="16381" table:style-name="ce1"/>
        </table:table-row>
        <table:table-row table:style-name="ro3">
          <table:table-cell office:value-type="string" table:style-name="ce4">
            <text:p>str. Mes.</text:p>
          </table:table-cell>
          <table:table-cell office:value-type="string" table:style-name="ce4">
            <text:p>({{ naslov_data.stroskovnomesto.oznaka }}) {{ naslov_data.stroskovnomesto.naziv }}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4">
            <text:p>obr.obd.</text:p>
          </table:table-cell>
          <table:table-cell office:value-type="string" table:style-name="ce4">
            <text:p>{{ naslov_data.obdobje }}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4">
            <text:p>narocnik</text:p>
          </table:table-cell>
          <table:table-cell office:value-type="string" table:style-name="ce4">
            <text:p>{{ naslov_data.narocnik }}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4">
            <text:p>naročilo</text:p>
          </table:table-cell>
          <table:table-cell office:value-type="string" table:style-name="ce4">
            <text:p>{{ naslov_data.narocilo }}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style-name="ro4">
          <table:table-cell office:value-type="string" table:style-name="ce2">
            <text:p>{% regroup planiranoopravilo_vrstadel_sum_list by plan as plan_list %}</text:p>
          </table:table-cell>
          <table:table-cell table:style-name="ce2"/>
          <table:table-cell table:style-name="ce3"/>
          <table:table-cell table:number-columns-repeated="16381" table:style-name="ce1"/>
        </table:table-row>
        <table:table-row table:style-name="ro5">
          <table:table-cell office:value-type="string" table:style-name="ce5">
            <text:p>{% for plan in plan_list %}</text:p>
          </table:table-cell>
          <table:table-cell office:value-type="string" table:style-name="ce5">
            <text:p>{{ plan.grouper.oznaka }} {{ plan.grouper.naziv }}</text:p>
          </table:table-cell>
          <table:table-cell table:style-name="ce6"/>
          <table:table-cell table:number-columns-repeated="16381" table:style-name="ce1"/>
        </table:table-row>
        <table:table-row table:style-name="ro6">
          <table:table-cell office:value-type="string" table:style-name="ce4">
            <text:p>{% regroup plan.list by planiranoopravilo as planiranoopravilo_list %}</text:p>
          </table:table-cell>
          <table:table-cell table:style-name="ce4"/>
          <table:table-cell table:style-name="ce7"/>
          <table:table-cell table:number-columns-repeated="16381" table:style-name="ce1"/>
        </table:table-row>
        <table:table-row table:style-name="ro7">
          <table:table-cell office:value-type="string" table:style-name="ce8">
            <text:p>{% for planiranoopravilo in planiranoopravilo_list %}{{forloop.counter }}.</text:p>
          </table:table-cell>
          <table:table-cell office:value-type="string" table:style-name="ce8">
            <text:p>{{ planiranoopravilo.grouper.oznaka }}) {{ planiranoopravilo.grouper.naziv }}</text:p>
          </table:table-cell>
          <table:table-cell table:style-name="ce9"/>
          <table:table-cell table:number-columns-repeated="16381" table:style-name="ce1"/>
        </table:table-row>
        <table:table-row table:style-name="ro8">
          <table:table-cell office:value-type="string" table:style-name="ce10">
            <text:p>{% for delo_vrsta in planiranoopravilo.list %}</text:p>
          </table:table-cell>
          <table:table-cell office:value-type="string" table:style-name="ce10">
            <text:p>{{ delo_vrsta.vrstadela.oznaka }} {{ delo_vrsta.vrstadela.naziv }}</text:p>
          </table:table-cell>
          <table:table-cell office:value-type="string" table:style-name="ce11">
            <text:p>{{ delo_vrsta.planiranoopravilo_vrstadela_cas_rac_sum }} UR</text:p>
          </table:table-cell>
          <table:table-cell table:number-columns-repeated="16381" table:style-name="ce1"/>
        </table:table-row>
        <table:table-row table:style-name="ro8">
          <table:table-cell office:value-type="string" table:style-name="ce10">
            <text:p>{% endfor %}{% if naslov_data.prikazi_izpis_dn %}</text:p>
          </table:table-cell>
          <table:table-cell table:style-name="ce12"/>
          <table:table-cell table:style-name="ce13"/>
          <table:table-cell table:number-columns-repeated="16381" table:style-name="ce1"/>
        </table:table-row>
        <table:table-row table:style-name="ro9">
          <table:table-cell office:value-type="string" table:style-name="ce14">
            <text:p>{% regroup planiranoopravilo.list by dn_list as delovninalog_list %}{% for object in delovninalog_list %}{% for delovninalog, cas_rac_sum in object.grouper %}</text:p>
          </table:table-cell>
          <table:table-cell office:value-type="string" table:style-name="ce14">
            <text:p>({{ delovninalog.oznaka }}) | {{ delovninalog.datum_start }} | {{ delovninalog.nosilec }}</text:p>
          </table:table-cell>
          <table:table-cell office:value-type="string" table:style-name="ce15">
            <text:p>{{ cas_rac_sum }} UR</text:p>
          </table:table-cell>
          <table:table-cell table:number-columns-repeated="16381" table:style-name="ce1"/>
        </table:table-row>
        <table:table-row table:style-name="ro10">
          <table:table-cell office:value-type="string" table:style-name="ce16">
            <text:p>{% if naslov_data.prikazi_izpis_del %}{% for delo in delovninalog.delo_set.all|dictsort:"time_start" %}</text:p>
          </table:table-cell>
          <table:table-cell office:value-type="string" table:style-name="ce17">
            <text:p>{{ delo.datum }} {{ delo.time_start }} | {{ delo.vrsta_dela.oznaka }} {{ delo.vrsta_dela.naziv }} | {{ delo.delavec }}</text:p>
          </table:table-cell>
          <table:table-cell office:value-type="string" table:style-name="ce18">
            <text:p>{{ delo.delo_cas_rac }} UR</text:p>
          </table:table-cell>
          <table:table-cell table:number-columns-repeated="16381" table:style-name="ce1"/>
        </table:table-row>
        <table:table-row table:style-name="ro11">
          <table:table-cell office:value-type="string" table:style-name="ce16">
            <text:p>{% endfor %}{% endif %}</text:p>
          </table:table-cell>
          <table:table-cell table:style-name="ce19"/>
          <table:table-cell table:style-name="ce18"/>
          <table:table-cell table:number-columns-repeated="16381" table:style-name="ce1"/>
        </table:table-row>
        <table:table-row table:style-name="ro11">
          <table:table-cell office:value-type="string" table:style-name="ce14">
            <text:p>{% endfor %}{% endfor %}</text:p>
          </table:table-cell>
          <table:table-cell table:style-name="ce14"/>
          <table:table-cell table:style-name="ce15"/>
          <table:table-cell table:number-columns-repeated="16381" table:style-name="ce1"/>
        </table:table-row>
        <table:table-row table:style-name="ro12">
          <table:table-cell office:value-type="string" table:style-name="ce8">
            <text:p>{% endif %}{% endfor %}</text:p>
          </table:table-cell>
          <table:table-cell table:style-name="ce20"/>
          <table:table-cell table:style-name="ce21"/>
          <table:table-cell table:number-columns-repeated="16381" table:style-name="ce1"/>
        </table:table-row>
        <table:table-row table:style-name="ro3">
          <table:table-cell office:value-type="string" table:style-name="ce22">
            <text:p>{% endfor %}</text:p>
          </table:table-cell>
          <table:table-cell table:style-name="ce23"/>
          <table:table-cell table:style-name="ce24"/>
          <table:table-cell table:number-columns-repeated="16381" table:style-name="ce1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668</meta:generator>
    <meta:initial-creator>pavlovicv</meta:initial-creator>
    <dc:creator>pavlovicv</dc:creator>
    <meta:creation-date>2017-05-18T07:31:02Z</meta:creation-date>
    <dc:date>2017-05-20T17:09:27Z</dc:date>
    <meta:print-date>2017-05-20T17:00:24Z</meta:print-date>
  </office:meta>
</office:document-meta>
</file>